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160000024512E4771E865E6347.png" manifest:media-type="image/png"/>
  <manifest:file-entry manifest:full-path="Pictures/10000000000003A8000002F733A0358AB754D147.png" manifest:media-type="image/png"/>
  <manifest:file-entry manifest:full-path="Pictures/100000000000039000000254E863DB8783931E63.png" manifest:media-type="image/png"/>
  <manifest:file-entry manifest:full-path="Pictures/100000000000032C0000022A5CD870C39D35D979.png" manifest:media-type="image/png"/>
  <manifest:file-entry manifest:full-path="Pictures/10000000000003E0000002BE998DC645A85EBBF1.png" manifest:media-type="image/png"/>
  <manifest:file-entry manifest:full-path="Pictures/100000000000037100000301CF7E6ECAC228525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.png" text:anchor-type="as-char" svg:width="6.2681in" svg:height="5.472in" draw:z-index="0"><draw:image xlink:href="Pictures/100000000000037100000301CF7E6ECAC2285253.png" xlink:type="simple" xlink:show="embed" xlink:actuate="onLoad" loext:mime-type="image/png"/></draw:frame></text:p>
      <text:p text:style-name="Standard"/>
      <text:p text:style-name="Standard"><draw:frame draw:style-name="fr1" draw:name="image2.png" text:anchor-type="as-char" svg:width="6.2681in" svg:height="4.0972in" draw:z-index="0"><draw:image xlink:href="Pictures/100000000000039000000254E863DB8783931E63.png" xlink:type="simple" xlink:show="embed" xlink:actuate="onLoad" loext:mime-type="image/png"/></draw:frame></text:p>
      <text:p text:style-name="Standard"/>
      <text:p text:style-name="Standard"><draw:frame draw:style-name="fr1" draw:name="image5.png" text:anchor-type="as-char" svg:width="6.2681in" svg:height="4.4307in" draw:z-index="0"><draw:image xlink:href="Pictures/10000000000003E0000002BE998DC645A85EBBF1.png" xlink:type="simple" xlink:show="embed" xlink:actuate="onLoad" loext:mime-type="image/png"/></draw:frame></text:p>
      <text:p text:style-name="Standard"/>
      <text:p text:style-name="Standard"><draw:frame draw:style-name="fr1" draw:name="image4.png" text:anchor-type="as-char" svg:width="6.2681in" svg:height="5.0835in" draw:z-index="0"><draw:image xlink:href="Pictures/10000000000003A8000002F733A0358AB754D147.png" xlink:type="simple" xlink:show="embed" xlink:actuate="onLoad" loext:mime-type="image/png"/></draw:frame></text:p>
      <text:p text:style-name="Standard"/>
      <text:p text:style-name="Standard"><draw:frame draw:style-name="fr1" draw:name="image1.png" text:anchor-type="as-char" svg:width="6.2681in" svg:height="4.278in" draw:z-index="0"><draw:image xlink:href="Pictures/100000000000032C0000022A5CD870C39D35D979.png" xlink:type="simple" xlink:show="embed" xlink:actuate="onLoad" loext:mime-type="image/png"/></draw:frame></text:p>
      <text:p text:style-name="Standard"/>
      <text:p text:style-name="Standard"><draw:frame draw:style-name="fr1" draw:name="image6.png" text:anchor-type="as-char" svg:width="6.2681in" svg:height="4.611in" draw:z-index="0"><draw:image xlink:href="Pictures/10000000000003160000024512E4771E865E63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1" meta:paragraph-count="6" meta:word-count="0" meta:character-count="0" meta:non-whitespace-character-count="0"/>
    <meta:generator>LibreOfficeDev/6.0.5.2$Linux_X86_64 LibreOffice_project/</meta:generator>
  </office:meta>
</office:document-meta>
</file>